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0cm" svg:y="0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3-25T21:35:16.09</meta:creation-date>
    <dc:date>2014-03-25T22:53:53.11</dc:date>
    <dc:creator>Wasgeht dichdasan</dc:creator>
    <meta:editing-duration>PT32M43S</meta:editing-duration>
    <meta:editing-cycles>1</meta:editing-cycles>
    <meta:document-statistic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0.8cm" svg:y="0.855cm" svg:width="16.009cm" svg:height="7.552cm">
          <chartooo:coordinate-region svg:x="1.976cm" svg:y="1.067cm" svg:width="14.727cm" svg:height="5.123cm"/>
          <chart:axis chart:dimension="x" chart:name="primary-x" chart:style-name="ch3" chartooo:axis-type="auto">
            <chartooo:date-scale/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2" chart:label-cell-address="local-table.$B$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4882">
                <text:p>0.4882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6302">
                <text:p>0.6302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6518">
                <text:p>0.6518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6538">
                <text:p>0.6538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6822">
                <text:p>0.6822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7466">
                <text:p>0.7466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